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b0d" officeooo:paragraph-rsid="00036b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 = DAL('sqlite://storage.sqlite')</text:p>
      <text:p text:style-name="P1"/>
      <text:p text:style-name="P1">from gluon.tools import *</text:p>
      <text:p text:style-name="P1">from plugin_ckeditor import CKEditor</text:p>
      <text:p text:style-name="P1"/>
      <text:p text:style-name="P1">"""</text:p>
      <text:p text:style-name="P1">db = DAL(settings.db_uri)</text:p>
      <text:p text:style-name="P1">if settings.db_uri.startswith('gae'):</text:p>
      <text:p text:style-name="P1"><text:s text:c="4"/>session.connect(request, response, db = db)</text:p>
      <text:p text:style-name="P1">"""</text:p>
      <text:p text:style-name="P1"/>
      <text:p text:style-name="P1">auth = Auth(db)</text:p>
      <text:p text:style-name="P1">auth.define_tables()</text:p>
      <text:p text:style-name="P1">crud = Crud(db)</text:p>
      <text:p text:style-name="P1">#ckeditor = CKEditor(db)</text:p>
      <text:p text:style-name="P1"/>
      <text:p text:style-name="P1">mail = Mail() <text:s text:c="2"/>#mailer</text:p>
      <text:p text:style-name="P1">auth = Auth(db) #authentication/authorization</text:p>
      <text:p text:style-name="P1">crud = Crud(db) <text:s/>#for CRUD helpers using auth</text:p>
      <text:p text:style-name="P1">service = Service() <text:s/>#for json, xml, jsonrpc, xmlrpc, amfrpc</text:p>
      <text:p text:style-name="P1">plugins = PluginManager()</text:p>
      <text:p text:style-name="P1"/>
      <text:p text:style-name="P1">db.define_table('page',</text:p>
      <text:p text:style-name="P1"><text:s text:c="4"/>Field('title', 'text'),</text:p>
      <text:p text:style-name="P1"><text:s text:c="4"/>Field('body', 'text'),</text:p>
      <text:p text:style-name="P1"><text:s text:c="4"/>Field('area'),</text:p>
      <text:p text:style-name="P1"><text:s text:c="4"/>Field('country'),</text:p>
      <text:p text:style-name="P1"><text:s text:c="4"/>Field('category'),</text:p>
      <text:p text:style-name="P1"><text:s text:c="4"/>Field('language'),</text:p>
      <text:p text:style-name="P1"><text:s text:c="4"/>Field('created_on', 'datetime', default=request.now),</text:p>
      <text:p text:style-name="P1"><text:s text:c="4"/>Field('created_by', 'reference auth_user', default=auth.user_id),</text:p>
      <text:p text:style-name="P1"><text:s text:c="4"/>format='%(title)s')</text:p>
      <text:p text:style-name="P1"/>
      <text:p text:style-name="P1"/>
      <text:p text:style-name="P1">db.define_table('post',</text:p>
      <text:p text:style-name="P1"><text:s text:c="4"/>Field('page_id', 'reference page'),</text:p>
      <text:p text:style-name="P1"><text:s text:c="4"/>Field('body', 'text'),</text:p>
      <text:p text:style-name="P1"><text:s text:c="4"/>Field('created_on', 'datetime', default=request.now),</text:p>
      <text:p text:style-name="P1"><text:s text:c="4"/>Field('created_by', 'reference auth_user', default=auth.user_id))</text:p>
      <text:p text:style-name="P1"/>
      <text:p text:style-name="P1">db.define_table('country',</text:p>
      <text:p text:style-name="P1"><text:s text:c="4"/>Field('name' ,notnull=True, unique=True),</text:p>
      <text:p text:style-name="P1"><text:s text:c="4"/>format='%(name)s')</text:p>
      <text:p text:style-name="P1"/>
      <text:p text:style-name="P1">db.define_table('category',</text:p>
      <text:p text:style-name="P1"><text:s text:c="4"/>Field('name' ,notnull=True, unique=True),</text:p>
      <text:p text:style-name="P1"><text:s text:c="4"/>format='%(name)s')</text:p>
      <text:p text:style-name="P1"/>
      <text:p text:style-name="P1">db.define_table('language',</text:p>
      <text:p text:style-name="P1"><text:s text:c="4"/>Field('name' ,notnull=True, unique=True),</text:p>
      <text:p text:style-name="P1"><text:s text:c="4"/>format='%(name)s')</text:p>
      <text:p text:style-name="P1"/>
      <text:p text:style-name="P1"><text:soft-page-break/>auth.settings.extra_fields['auth_user'] = [</text:p>
      <text:p text:style-name="P1"><text:s text:c="4"/>Field('address','text')</text:p>
      <text:p text:style-name="P1">]</text:p>
      <text:p text:style-name="P1"/>
      <text:p text:style-name="P1">db.page.title.requires = [</text:p>
      <text:p text:style-name="P1"><text:s text:c="4"/>IS_NOT_IN_DB(db, 'page.title'),</text:p>
      <text:p text:style-name="P1">]</text:p>
      <text:p text:style-name="P1"/>
      <text:p text:style-name="P1">db.page.body.requires = [</text:p>
      <text:p text:style-name="P1"><text:s text:c="4"/>IS_NOT_EMPTY()</text:p>
      <text:p text:style-name="P1">]</text:p>
      <text:p text:style-name="P1"/>
      <text:p text:style-name="P1">db.page.category.requires = [</text:p>
      <text:p text:style-name="P1"><text:s text:c="4"/>IS_NOT_EMPTY(),</text:p>
      <text:p text:style-name="P1"><text:s text:c="4"/>IS_IN_DB(db, 'category.name'),</text:p>
      <text:p text:style-name="P1">]</text:p>
      <text:p text:style-name="P1"/>
      <text:p text:style-name="P1">db.page.language.requires = [</text:p>
      <text:p text:style-name="P1"><text:s text:c="4"/>IS_NOT_EMPTY(),</text:p>
      <text:p text:style-name="P1"><text:s text:c="4"/>IS_IN_DB(db, 'language.name'),</text:p>
      <text:p text:style-name="P1">]</text:p>
      <text:p text:style-name="P1"/>
      <text:p text:style-name="P1">db.page.country.requires = [</text:p>
      <text:p text:style-name="P1"><text:s text:c="4"/>IS_NOT_EMPTY(),</text:p>
      <text:p text:style-name="P1"><text:s text:c="4"/>IS_IN_DB(db, 'country.name'),</text:p>
      <text:p text:style-name="P1">]</text:p>
      <text:p text:style-name="P1"/>
      <text:p text:style-name="P1"/>
      <text:p text:style-name="P1">db.page.created_by.readable = db.page.created_by.writable = False</text:p>
      <text:p text:style-name="P1">db.page.created_on.readable = db.page.created_on.writable = False</text:p>
      <text:p text:style-name="P1"/>
      <text:p text:style-name="P1">db.post.body.requires = IS_NOT_EMPTY()</text:p>
      <text:p text:style-name="P1">db.post.page_id.readable = db.post.page_id.writable = False</text:p>
      <text:p text:style-name="P1">db.post.created_by.readable = db.post.created_by.writable = False</text:p>
      <text:p text:style-name="P1">db.post.created_on.readable = db.post.created_on.writable = False</text:p>
      <text:p text:style-name="P1"/>
      <text:p text:style-name="P1">db.country.name.requires = IS_NOT_EMPTY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 enable generic views for all actions for testing purpose</text:p>
      <text:p text:style-name="P1">response.generic_patterns = ['*']</text:p>
      <text:p text:style-name="P1">mail.settings.server = settings.email_server</text:p>
      <text:p text:style-name="P1">mail.settings.sender = settings.email_sender</text:p>
      <text:p text:style-name="P1">mail.settings.login = settings.email_login</text:p>
      <text:p text:style-name="P1">auth.settings.hmac_key = settings.security_key</text:p>
      <text:p text:style-name="P1"/>
      <text:p text:style-name="P1"/>
      <text:p text:style-name="P1"># enable generic views for all actions for testing purpose</text:p>
      <text:p text:style-name="P1">response.generic_patterns = ['*']</text:p>
      <text:p text:style-name="P1">mail.settings.server = settings.email_server</text:p>
      <text:p text:style-name="P1">mail.settings.sender = settings.email_sender</text:p>
      <text:p text:style-name="P1">mail.settings.login = settings.email_login</text:p>
      <text:p text:style-name="P1">auth.settings.hmac_key = settings.security_key</text:p>
      <text:p text:style-name="P1"/>
      <text:p text:style-name="P1"># add any extra fields you may want to add to auth_user</text:p>
      <text:p text:style-name="P1">auth.settings.extra_fields['auth_user'] = []</text:p>
      <text:p text:style-name="P1"/>
      <text:p text:style-name="P1"># user username as well as email</text:p>
      <text:p text:style-name="P1">auth.define_tables(migrate=settings.migrate,username=True)</text:p>
      <text:p text:style-name="P1">auth.settings.mailer = mail</text:p>
      <text:p text:style-name="P1">auth.settings.registration_requires_verification = False</text:p>
      <text:p text:style-name="P1">auth.settings.registration_requires_approval = False</text:p>
      <text:p text:style-name="P1"/>
      <text:p text:style-name="P1">auth.messages.verify_email = 'Click on the link http://' \</text:p>
      <text:p text:style-name="P1"><text:s text:c="4"/>+ request.env.http_host + URL('default','user',args=['verify_email']) \</text:p>
      <text:p text:style-name="P1"><text:soft-page-break/><text:s text:c="4"/>+ '/%(key)s to verify your email'</text:p>
      <text:p text:style-name="P1"/>
      <text:p text:style-name="P1">auth.settings.reset_password_requires_verification = True</text:p>
      <text:p text:style-name="P1">auth.messages.reset_password = 'Click on the link http://' \</text:p>
      <text:p text:style-name="P1"><text:s text:c="4"/>+ request.env.http_host + URL('default','user',</text:p>
      <text:p text:style-name="P1"><text:s text:c="4"/>args=['reset_password']) \</text:p>
      <text:p text:style-name="P1"><text:s text:c="4"/>+ '/%(key)s to reset your password'</text:p>
      <text:p text:style-name="P1"/>
      <text:p text:style-name="P1">if settings.login_method=='janrain':</text:p>
      <text:p text:style-name="P1"><text:s text:c="4"/>from gluon.contrib.login_methods.rpx_account import RPXAccount</text:p>
      <text:p text:style-name="P1"><text:s text:c="4"/>auth.settings.actions_disabled=['register', 'change_password',</text:p>
      <text:p text:style-name="P1"><text:s text:c="8"/>'request_reset_password']</text:p>
      <text:p text:style-name="P1"><text:s text:c="4"/>auth.settings.login_form = RPXAccount(request,</text:p>
      <text:p text:style-name="P1"><text:s text:c="8"/>api_key = settings.login_config.split(':')[-1],</text:p>
      <text:p text:style-name="P1"><text:s text:c="8"/>domain = settings.login_config.split(':')[0],</text:p>
      <text:p text:style-name="P1"><text:s text:c="8"/>url = "http://%s/%s/default/user/login" % (request.env.http_host, request.application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2:54:46.976820669</meta:creation-date>
    <meta:editing-duration>PT1M10S</meta:editing-duration>
    <meta:editing-cycles>2</meta:editing-cycles>
    <meta:generator>LibreOffice/5.1.6.2$Linux_X86_64 LibreOffice_project/10m0$Build-2</meta:generator>
    <dc:date>2017-09-30T22:55:49.849134089</dc:date>
    <meta:document-statistic meta:table-count="0" meta:image-count="0" meta:object-count="0" meta:page-count="4" meta:paragraph-count="104" meta:word-count="322" meta:character-count="3827" meta:non-whitespace-character-count="3425"/>
  </office:meta>
</office:document-meta>
</file>